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paragraph-rsid="00152f5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paragraph-rsid="00160667" style:font-weight-asian="normal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officeooo:rsid="00152f5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paragraph-rsid="00152f5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Source Code Pro" fo:font-weight="normal" officeooo:paragraph-rsid="0016066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Source Code Pro" fo:font-size="8pt" fo:font-weight="normal" officeooo:paragraph-rsid="00152f5a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Source Code Pro" fo:font-size="8pt" fo:font-weight="normal" officeooo:paragraph-rsid="00160667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6066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78f0a" style:font-size-asian="12pt" style:font-weight-asian="normal" style:font-size-complex="12pt" style:font-weight-complex="normal"/>
    </style:style>
    <style:style style:name="T1" style:family="text">
      <style:text-properties officeooo:rsid="00152f5a"/>
    </style:style>
    <style:style style:name="T2" style:family="text">
      <style:text-properties officeooo:rsid="00160667"/>
    </style:style>
    <style:style style:name="T3" style:family="text">
      <style:text-properties officeooo:rsid="00168ac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60667" style:font-size-asian="8pt" style:font-size-complex="8pt"/>
    </style:style>
    <style:style style:name="T6" style:family="text">
      <style:text-properties officeooo:rsid="0016c41f"/>
    </style:style>
    <style:style style:name="T7" style:family="text">
      <style:text-properties officeooo:rsid="00178f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H2023 – Algoritmo e Estrutura de Dados I</text:p>
      <text:p text:style-name="P3">EACH-USP – Segundo Semestre de 2023</text:p>
      <text:p text:style-name="P3">Turma 94 – Prof. Flávio Luiz Coutinho</text:p>
      <text:p text:style-name="P4"/>
      <text:p text:style-name="P3">Dimitri Prado</text:p>
      <text:p text:style-name="P3">Kevin Tamayose</text:p>
      <text:p text:style-name="P3">Rodrigo Lyusei Suguimoto</text:p>
      <text:p text:style-name="P3"/>
      <text:p text:style-name="P5"><text:span text:style-name="T3">Relatório – </text:span>Exercício Programa</text:p>
      <text:p text:style-name="P1"/>
      <text:p text:style-name="P1"><text:tab/><text:span text:style-name="T1">Desenvolvemos o nosso programa utilizando uma lista ligada ordenada e uma árvore binária de busca. </text:span><text:span text:style-name="T2">Usando a função “strcasecmp” foi possível comparar as strings/palavras e usar seu resultado para ordenar alfabeticamente, indiferentemente das letras maiúsculas ou minúsculas. Para a lista ligada, usamos a ordem alfabética crescente, e para a árvore, a partir da raiz de uma árvore/subárvore, os filhos à esquerda são alfabeticamente anteriores e os filhos à direita são alfabeticamente posteriores.</text:span></text:p>
      <text:p text:style-name="P1"><text:tab/><text:span text:style-name="T2">Implementamos os nós tanto da lista como da árvore guardando a palavra, as linhas onde ela aparece, e a quantidade de vezes que aparece (pode ser diferente da quantidade de linhas). Assim, tentamos manter o máximo de semelhança para medir a diferença no desempenho causado somente pelo tipo da estrutura adotada.</text:span></text:p>
      <text:p text:style-name="P1"><text:tab/><text:span text:style-name="T2">Como exemplo, temos os seguintes de resultados usando o texto da bíblia:</text:span></text:p>
      <text:p text:style-name="P1"/>
      <text:p text:style-name="P7"><text:span text:style-name="T2">T</text:span>ipo de indice: 'lista'</text:p>
      <text:p text:style-name="P7">Arquivo texto: 'data/bible.txt'</text:p>
      <text:p text:style-name="P7">Numero de linhas no arquivo: 100182</text:p>
      <text:p text:style-name="P7">Tempo para carregar o arquivo e construir o indice: 274047 ms</text:p>
      <text:p text:style-name="P8">&gt; busca god</text:p>
      <text:p text:style-name="P7">Existe(m) 4472 ocorrencia(s) da palavra 'god' na(s) seguinte(s) linha(s):</text:p>
      <text:p text:style-name="P7">Tempo de busca: 00570 ms</text:p>
      <text:p text:style-name="P8">&gt; busca jesus</text:p>
      <text:p text:style-name="P7">Existe(m) 983 ocorrencia(s) da palavra 'jesus' na(s) seguinte(s) linha(s):</text:p>
      <text:p text:style-name="P7">Tempo de busca: 00104 ms</text:p>
      <text:p text:style-name="P8">&gt; busca love</text:p>
      <text:p text:style-name="P8">Existe(m) 311 ocorrencia(s) da palavra 'love' na(s) seguinte(s) linha(s):</text:p>
      <text:p text:style-name="P8">Tempo de busca: 00034 ms</text:p>
      <text:p text:style-name="P8">&gt; busca a</text:p>
      <text:p text:style-name="P8">Existe(m) 8233 ocorrencia(s) da palavra 'a' na(s) seguinte(s) linha(s):</text:p>
      <text:p text:style-name="P8">Tempo de busca: 00846 ms</text:p>
      <text:p text:style-name="P8">&gt; busca the</text:p>
      <text:p text:style-name="P8">Existe(m) 64185 ocorrencia(s) da palavra 'the' na(s) seguinte(s) linha(s):</text:p>
      <text:p text:style-name="P8">Tempo de busca: 04954 ms</text:p>
      <text:p text:style-name="P8">&gt; <text:span text:style-name="T2">fim</text:span></text:p>
      <text:p text:style-name="P8"/>
      <text:p text:style-name="P8">Tipo de indice: 'arvore'</text:p>
      <text:p text:style-name="P8">Arquivo texto: 'data/bible.txt'</text:p>
      <text:p text:style-name="P8">Numero de linhas no arquivo: 100182</text:p>
      <text:p text:style-name="P8">Tempo para carregar o arquivo e construir o indice: 243305 ms</text:p>
      <text:p text:style-name="P8">&gt; busca god</text:p>
      <text:p text:style-name="P8">Existe(m) 4472 ocorrencia(s) da palavra 'god' na(s) seguinte(s) linha(s):</text:p>
      <text:p text:style-name="P8">Tempo de busca: 00471 ms</text:p>
      <text:p text:style-name="P8">&gt; busca jesus</text:p>
      <text:p text:style-name="P8">Existe(m) 983 ocorrencia(s) da palavra 'jesus' na(s) seguinte(s) linha(s):</text:p>
      <text:p text:style-name="P8">Tempo de busca: 00102 ms</text:p>
      <text:p text:style-name="P8">&gt; busca love</text:p>
      <text:p text:style-name="P8">Existe(m) 311 ocorrencia(s) da palavra 'love' na(s) seguinte(s) linha(s):</text:p>
      <text:p text:style-name="P8">Tempo de busca: 00034 ms</text:p>
      <text:p text:style-name="P8">&gt; busca a</text:p>
      <text:p text:style-name="P8">Existe(m) 8233 ocorrencia(s) da palavra 'a' na(s) seguinte(s) linha(s):</text:p>
      <text:p text:style-name="P8">Tempo de busca: 00769 ms</text:p>
      <text:p text:style-name="P8">&gt; busca the</text:p>
      <text:p text:style-name="P8">Existe(m) 64185 ocorrencia(s) da palavra 'the' na(s) seguinte(s) linha(s):</text:p>
      <text:p text:style-name="P8">Tempo de busca: 05060 ms</text:p>
      <text:p text:style-name="P6"><text:span text:style-name="T4">&gt; </text:span><text:span text:style-name="T5">fim</text:span></text:p>
      <text:p text:style-name="P2"><text:soft-page-break/><text:span text:style-name="T2"><text:tab/>Ocultamos as linhas de ocorrência pois são muitas e não são necessários para análise do desempenho nesse exemplo. A primeira diferença que podemos notar é no tempo para carregar o arquivo e construir o índice, sendo mais rápido no caso da árvore, cerca de 30 segundos de diferença. </text:span><text:span text:style-name="T3">No geral, b</text:span><text:span text:style-name="T2">uscando as mesmas palavras nos dois tipos de índices, a árvore é mais rápida </text:span><text:span text:style-name="T3">mas não no nível tão</text:span><text:span text:style-name="T2"> considerável.</text:span></text:p>
      <text:p text:style-name="P2"><text:tab/><text:span text:style-name="T2">Podemos ver que na busca, o tempo empregado varia por uma outra razão vendo os seguintes resultados:</text:span></text:p>
      <text:p text:style-name="P2"/>
      <text:p text:style-name="P8">Tipo de indice: 'lista'</text:p>
      <text:p text:style-name="P8">Arquivo texto: 'data/bible.txt'</text:p>
      <text:p text:style-name="P8">Numero de linhas no arquivo: 100182</text:p>
      <text:p text:style-name="P8">Tempo para carregar o arquivo e construir o indice: 297677 ms</text:p>
      <text:p text:style-name="P8">&gt; busca god</text:p>
      <text:p text:style-name="P8">Existe(m) 4472 ocorrencia(s) da palavra 'god' na(s) seguinte(s) linha(s):</text:p>
      <text:p text:style-name="P8">Tempo de busca: 00002 ms</text:p>
      <text:p text:style-name="P8">&gt; busca jesus</text:p>
      <text:p text:style-name="P8">Existe(m) 983 ocorrencia(s) da palavra 'jesus' na(s) seguinte(s) linha(s):</text:p>
      <text:p text:style-name="P8">Tempo de busca: 00001 ms</text:p>
      <text:p text:style-name="P8">&gt; busca love</text:p>
      <text:p text:style-name="P8">Existe(m) 311 ocorrencia(s) da palavra 'love' na(s) seguinte(s) linha(s):</text:p>
      <text:p text:style-name="P8">Tempo de busca: 00001 ms</text:p>
      <text:p text:style-name="P8">&gt; busca a</text:p>
      <text:p text:style-name="P8">Existe(m) 8233 ocorrencia(s) da palavra 'a' na(s) seguinte(s) linha(s):</text:p>
      <text:p text:style-name="P8">Tempo de busca: 00002 ms</text:p>
      <text:p text:style-name="P8">&gt; busca the</text:p>
      <text:p text:style-name="P8">Existe(m) 64185 ocorrencia(s) da palavra 'the' na(s) seguinte(s) linha(s):</text:p>
      <text:p text:style-name="P8">Tempo de busca: 00001 ms</text:p>
      <text:p text:style-name="P8">&gt; <text:span text:style-name="T2">fim</text:span></text:p>
      <text:p text:style-name="P8"/>
      <text:p text:style-name="P8">Tipo de indice: 'arvore'</text:p>
      <text:p text:style-name="P8">Arquivo texto: 'data/bible.txt'</text:p>
      <text:p text:style-name="P8">Numero de linhas no arquivo: 100182</text:p>
      <text:p text:style-name="P8">Tempo para carregar o arquivo e construir o indice: 247396 ms</text:p>
      <text:p text:style-name="P8">&gt; busca god</text:p>
      <text:p text:style-name="P8">Existe(m) 4472 ocorrencia(s) da palavra 'god' na(s) seguinte(s) linha(s):</text:p>
      <text:p text:style-name="P8">Tempo de busca: 00000 ms</text:p>
      <text:p text:style-name="P8">&gt; busca jesus</text:p>
      <text:p text:style-name="P8">Existe(m) 983 ocorrencia(s) da palavra 'jesus' na(s) seguinte(s) linha(s):</text:p>
      <text:p text:style-name="P8">Tempo de busca: 00001 ms</text:p>
      <text:p text:style-name="P8">&gt; busca love</text:p>
      <text:p text:style-name="P8">Existe(m) 311 ocorrencia(s) da palavra 'love' na(s) seguinte(s) linha(s):</text:p>
      <text:p text:style-name="P8">Tempo de busca: 00000 ms</text:p>
      <text:p text:style-name="P8">&gt; busca a</text:p>
      <text:p text:style-name="P8">Existe(m) 8233 ocorrencia(s) da palavra 'a' na(s) seguinte(s) linha(s):</text:p>
      <text:p text:style-name="P8">Tempo de busca: 00000 ms</text:p>
      <text:p text:style-name="P8">&gt; busca the</text:p>
      <text:p text:style-name="P8">Existe(m) 64185 ocorrencia(s) da palavra 'the' na(s) seguinte(s) linha(s):</text:p>
      <text:p text:style-name="P8">Tempo de busca: 00000 ms</text:p>
      <text:p text:style-name="P8">&gt; <text:span text:style-name="T2">fim</text:span></text:p>
      <text:p text:style-name="P9"/>
      <text:p text:style-name="P10"><text:tab/><text:span text:style-name="T2">Aqui, </text:span><text:span text:style-name="T3">invés de ocultar as linhas de ocorrências, comentamos a parte de impressão no código fonte em si. Ou seja, podemos concluir que no caso da busca, o que demandava tempo era a impressão, já que </text:span><text:span text:style-name="T7">o mesmo</text:span><text:span text:style-name="T3"> era proporcional a quantidade de ocorrências. </text:span><text:span text:style-name="T7">P</text:span><text:span text:style-name="T3">odemos ve</text:span><text:span text:style-name="T7">r </text:span><text:span text:style-name="T3">uma diferença de 1 ms </text:span><text:span text:style-name="T7">na busca </text:span><text:span text:style-name="T3">que é bem pequena, mas pode ser </text:span><text:span text:style-name="T7">maior</text:span><text:span text:style-name="T3"> no caso de computadores com menor desempenho. O grande impacto está </text:span><text:span text:style-name="T7">então </text:span><text:span text:style-name="T3">na criação dos índices do arquivo de texto.</text:span></text:p>
      <text:p text:style-name="P10"><text:tab/><text:span text:style-name="T6">Realizamos outros testes, mudando a primeira palavra que aparece no texto. Como a nossa árvore não é AVL, observamos uma melhora ou piora no desempenho devido ao balanceamento da árvore resultante. Quando a primeira palavra do texto fica alfabeticamente no início ou no final em comparação as outras palavras, a árvore fica desbalanceada e o tempo para criação dos índices é </text:span><text:span text:style-name="T7">muito pior</text:span><text:span text:style-name="T6">.</text:span></text:p>
      <text:p text:style-name="P9"><text:tab/><text:span text:style-name="T6">Tivemos um teste que não executou o programa apenas no caso da árvore, usando o arquivo “br-sem-acentos.txt” que é o dicionário português sem acentuação. Como ela </text:span><text:soft-page-break/><text:span text:style-name="T6">lista as palavras uma em cada linha, no total havia 245.366 linhas, e supomos que o problema seja com o limite de memória do programa, já que colocando uma </text:span><text:span text:style-name="T7">impressão para</text:span><text:span text:style-name="T6"> o número da iteração atual, o programa fecha quando chega próximo de 15.000, faltando ainda muitas palavras para ser inserida. Curiosamente no caso da lista ela é executada sem problemas, e a busca funciona corretamente.</text:span></text:p>
      <text:p text:style-name="P9"><text:tab/><text:span text:style-name="T3">Um outro ponto a ressaltar é a compatibilidade com a língua portuguesa, testamos alguns métodos como a biblioteca “locale.h” e “wchar.h”. Foi possível resolver para o windows mas mesmo dentro dela, o problema varia de acordo com a configuração do terminal. </text:span><text:span text:style-name="T7">Já</text:span><text:span text:style-name="T3"> no caso do linux não encontramos uma solução </text:span><text:span text:style-name="T7">global que funcione corretament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egoe UI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00:58:52.778000000</meta:creation-date>
    <dc:date>2024-01-15T21:24:09.113000000</dc:date>
    <meta:editing-duration>PT3H8M6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96" meta:word-count="984" meta:character-count="6104" meta:non-whitespace-character-count="5203"/>
  </office:meta>
</office:document-meta>
</file>